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518cm"/>
    </style:style>
    <style:style style:name="co4" style:family="table-column">
      <style:table-column-properties fo:break-before="auto" style:column-width="27.3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notes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>
            <text:p>what is apache spark</text:p>
          </table:table-cell>
          <table:table-cell office:value-type="string">
            <text:p>spark is a parallel execution fm which enables us to perform operations on big data sets. An engine for large scale data processing much like haddop but better than that.</text:p>
            <text:p>Spark performs tasks that is 100 times faster than haddop if donoe in memory and 10 times faster if done on disks.</text:p>
            <text:p>Helps build much richer jobs,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roblems with hadoop ? </text:p>
          </table:table-cell>
          <table:table-cell office:value-type="string">
            <text:p>performs map reduce in <text:s/>a fixed paradigm and have lower performance as it has to save the resultset to the disk after every map reduce operation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duce operation on an RDD</text:p>
          </table:table-cell>
          <table:table-cell office:value-type="string">
            <text:p>transform a big data set into a single answer eg : summing all elements to 1 valu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ap oper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Tuples</text:p>
          </table:table-cell>
          <table:table-cell office:value-type="string">
            <text:p>For storing related data in pair or in multiple sets 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Pair RDD</text:p>
          </table:table-cell>
          <table:table-cell office:value-type="string">
            <text:p>its an RDD with pair =&gt; (key, value) =&gt; <text:span text:style-name="T1">just like a hashmap in java with a major difference that keys are repeated in PairRDD</text:span> !!</text:p>
            <text:p>Eg : 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office:value-type="string">
            <text:p>flat maps and filters</text:p>
          </table:table-cell>
          <table:table-cell office:value-type="string">
            <text:p>regular map =&gt; for every input value of an RDD , there will be exactly 1 corresponding output value in the new RDD after the map operation.</text:p>
            <text:p>Flat map =&gt; for every input value of an RDD, there can be multiple or no output value in the new RDD after map operation.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9">09/05/2021</text:date>, <text:time>21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0H44M58S</meta:editing-duration>
    <meta:editing-cycles>9</meta:editing-cycles>
    <meta:generator>OpenOffice/4.1.8$Win32 OpenOffice.org_project/418m3$Build-9803</meta:generator>
    <dc:date>2021-05-09T21:17:29.03</dc:date>
    <dc:creator>Ashwin Prabhu</dc:creator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